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Steady Stat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ease= N*(Prevalence)</text:p>
          </table:table-cell>
          <table:table-cell office:value-type="string">
            <text:p>'=&gt; cure rate is going down'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n-Disease= N*(1-Prevalence)</text:p>
          </table:table-cell>
          <table:table-cell office:value-type="string">
            <text:p>'=&gt; Incidence Rate is going up'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2" office:value-type="string">
            <text:p>[N*Prevelance] * Cure Rate=</text:p>
          </table:table-cell>
          <table:table-cell table:style-name="ce4" office:value-type="string">
            <text:p>[N*(1-Prevelance)] * Incidence Rate</text:p>
          </table:table-cell>
          <table:table-cell table:style-name="ce6"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3" office:value-type="string">
            <text:p>Prevalence Odds= Prevalence / (1-Prevalence)= (Incidence Rate)*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>
            <text:p>Special Case: Of Prevalence is small (less than 10%):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>
            <text:p>Prevalence Odds ~ prevalenc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Prevalence ~ (Incidence Rate) * 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5T15:50:55</meta:creation-date>
    <dc:date>2012-11-05T17:16:23</dc:date>
    <dc:creator>Thomas Ludwig</dc:creator>
    <meta:editing-duration>PT1H22M31S</meta:editing-duration>
    <meta:editing-cycles>6</meta:editing-cycles>
    <meta:generator>LibreOffice/3.6$Linux_X86_64 LibreOffice_project/360m1$Build-2</meta:generator>
    <meta:document-statistic meta:table-count="1" meta:cell-count="11" meta:object-count="0"/>
  </office:meta>
</office:document-meta>
</file>